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16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>
            <text:p>T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38">
            <text:p>0,38</text:p>
          </table:table-cell>
          <table:table-cell office:value-type="float" office:value="0.8">
            <text:p>0,8</text:p>
          </table:table-cell>
          <table:table-cell office:value-type="float" office:value="1.83">
            <text:p>1,83</text:p>
          </table:table-cell>
          <table:table-cell office:value-type="float" office:value="3.95">
            <text:p>3,95</text:p>
          </table:table-cell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>
            <draw:frame table:end-cell-address="Hoja1.R29" table:end-x="2.152cm" table:end-y="0.079cm" draw:z-index="0" draw:style-name="gr1" svg:width="26.574cm" svg:height="10.24cm" svg:x="0.242cm" svg:y="0.186cm">
              <draw:object draw:notify-on-update-of-ranges="Hoja1.C3:Hoja1.R3 Hoja1.C4:Hoja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/>
          <table:table-cell>
            <draw:frame table:end-cell-address="Hoja1.R55" table:end-x="1.793cm" table:end-y="0.053cm" draw:z-index="1" draw:style-name="gr1" svg:width="26.45cm" svg:height="10.142cm" svg:x="0.007cm" svg:y="0.258cm">
              <draw:object draw:notify-on-update-of-ranges="Hoja1.C56:Hoja1.N56 Hoja1.C57:Hoja1.N5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/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12">
            <text:p>0,12</text:p>
          </table:table-cell>
          <table:table-cell office:value-type="float" office:value="0.47">
            <text:p>0,47</text:p>
          </table:table-cell>
          <table:table-cell office:value-type="float" office:value="1.88">
            <text:p>1,88</text:p>
          </table:table-cell>
          <table:table-cell office:value-type="float" office:value="7.49">
            <text:p>7,49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479">
            <text:p>479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09:54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</meta:initial-creator>
    <meta:creation-date>2012-03-28T08:18:29</meta:creation-date>
    <meta:generator>OpenOffice.org/3.2$Unix OpenOffice.org_project/320m12$Build-9483</meta:generator>
    <dc:date>2012-03-28T09:54:15</dc:date>
    <dc:creator>tom </dc:creator>
    <meta:editing-duration>PT01H35M47S</meta:editing-duration>
    <meta:editing-cycles>9</meta:editing-cycles>
    <meta:document-statistic meta:table-count="3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75cm" svg:height="10.241cm" xlink:href=".." chart:class="chart:scatter" chart:row-mapping="1 0" chart:style-name="ch1">
        <chart:title svg:x="8.286cm" svg:y="0.205cm" chart:style-name="ch2">
          <text:p>Merge Sort Vector Ordenado en forma decreciente</text:p>
        </chart:title>
        <chart:plot-area chart:style-name="ch3" table:cell-range-address="Hoja1.C3:Hoja1.R4" svg:x="0.861cm" svg:y="0.912cm" svg:width="25.183cm" svg:height="9.122cm">
          <chart:axis chart:dimension="x" chart:name="primary-x" chart:style-name="ch4">
            <chart:title svg:x="12.97cm" svg:y="9.666cm" chart:style-name="ch5">
              <text:p>N(tamaño)</text:p>
            </chart:title>
          </chart:axis>
          <chart:axis chart:dimension="y" chart:name="primary-y" chart:style-name="ch4">
            <chart:title svg:x="0.532cm" svg:y="6.1cm" chart:style-name="ch6">
              <text:p>T(segundos)</text:p>
            </chart:title>
            <chart:grid chart:style-name="ch7" chart:class="major"/>
          </chart:axis>
          <chart:series chart:style-name="ch8" chart:values-cell-range-address="Hoja1.C3:Hoja1.R3" chart:class="chart:scatter">
            <chart:domain table:cell-range-address="Hoja1.C4:Hoja1.R4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">Fila 4</text:p>
              </table:table-cell>
              <table:table-cell office:value-type="float" office:value="1">
                <text:p text:id="Hoja1.C4:Hoja1.R4"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 text:id="">Fila 3</text:p>
              </table:table-cell>
              <table:table-cell office:value-type="float" office:value="0">
                <text:p text:id="Hoja1.C3:Hoja1.R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1.83">
                <text:p>1.83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51cm" svg:height="10.143cm" xlink:href=".." chart:class="chart:scatter" chart:row-mapping="1 0" chart:style-name="ch1">
        <chart:title svg:x="7.986cm" svg:y="0.203cm" chart:style-name="ch2">
          <text:p>Selection Sort Vector ordenado en forma decreciente</text:p>
        </chart:title>
        <chart:plot-area chart:style-name="ch3" table:cell-range-address="Hoja1.C56:Hoja1.N57" svg:x="0.857cm" svg:y="0.908cm" svg:width="25.065cm" svg:height="9.032cm">
          <chart:axis chart:dimension="x" chart:name="primary-x" chart:style-name="ch4">
            <chart:title svg:x="12.907cm" svg:y="9.57cm" chart:style-name="ch5">
              <text:p>N(tamaño)</text:p>
            </chart:title>
          </chart:axis>
          <chart:axis chart:dimension="y" chart:name="primary-y" chart:style-name="ch4">
            <chart:title svg:x="0.53cm" svg:y="6.051cm" chart:style-name="ch6">
              <text:p>T(segundos)</text:p>
            </chart:title>
            <chart:grid chart:style-name="ch7" chart:class="major"/>
          </chart:axis>
          <chart:series chart:style-name="ch8" chart:values-cell-range-address="Hoja1.C56:Hoja1.N56" chart:class="chart:scatter">
            <chart:domain table:cell-range-address="Hoja1.C57:Hoja1.N57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">Fila 57</text:p>
              </table:table-cell>
              <table:table-cell office:value-type="float" office:value="1">
                <text:p text:id="Hoja1.C57:Hoja1.N57"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 text:id="">Fila 56</text:p>
              </table:table-cell>
              <table:table-cell office:value-type="float" office:value="0">
                <text:p text:id="Hoja1.C56:Hoja1.N5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47">
                <text:p>0.47</text:p>
              </table:table-cell>
              <table:table-cell office:value-type="float" office:value="1.88">
                <text:p>1.88</text:p>
              </table:table-cell>
              <table:table-cell office:value-type="float" office:value="7.49">
                <text:p>7.49</text:p>
              </table:table-cell>
              <table:table-cell office:value-type="float" office:value="30">
                <text:p>30</text:p>
              </table:table-cell>
              <table:table-cell office:value-type="float" office:value="119">
                <text:p>119</text:p>
              </table:table-cell>
              <table:table-cell office:value-type="float" office:value="479">
                <text:p>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